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cd_to_esc_b5_decimal_01" table:style-name="ta1">
        <table:shapes>
          <draw:frame draw:z-index="0" draw:style-name="gr1" draw:text-style-name="P1" svg:width="15.999cm" svg:height="8.999cm" svg:x="15.627cm" svg:y="0cm">
            <draw:object draw:notify-on-update-of-ranges="lcd_to_esc_b5_decimal_01.C1:lcd_to_esc_b5_decimal_01.C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183cm" svg:height="14.477cm" svg:x="13.987cm" svg:y="9.297cm">
            <draw:object draw:notify-on-update-of-ranges="lcd_to_esc_b5_decimal_01.D1:lcd_to_esc_b5_decimal_01.D16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2.727cm" svg:height="8.999cm" svg:x="14.856cm" svg:y="27.618cm">
            <draw:object draw:notify-on-update-of-ranges="lcd_to_esc_b5_decimal_01.A1:lcd_to_esc_b5_decimal_01.A14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]-[.C1]" office:value-type="float" office:value="0" calcext:value-type="float">
            <text:p>0</text:p>
          </table:table-cell>
          <table:table-cell/>
          <table:table-cell table:formula="of:=[.A2]-[.A1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2]-[.C2]" office:value-type="float" office:value="15" calcext:value-type="float">
            <text:p>15</text:p>
          </table:table-cell>
          <table:table-cell/>
          <table:table-cell table:formula="of:=[.A3]-[.A2]" office:value-type="float" office:value="37" calcext:value-type="float">
            <text:p>37</text:p>
          </table:table-cell>
          <table:table-cell table:formula="of:=[.C2]-[.C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3]-[.C3]" office:value-type="float" office:value="15" calcext:value-type="float">
            <text:p>15</text:p>
          </table:table-cell>
          <table:table-cell/>
          <table:table-cell table:formula="of:=[.A4]-[.A3]" office:value-type="float" office:value="9" calcext:value-type="float">
            <text:p>9</text:p>
          </table:table-cell>
          <table:table-cell table:formula="of:=[.C3]-[.C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4]-[.C4]" office:value-type="float" office:value="15" calcext:value-type="float">
            <text:p>15</text:p>
          </table:table-cell>
          <table:table-cell/>
          <table:table-cell table:formula="of:=[.A5]-[.A4]" office:value-type="float" office:value="-11" calcext:value-type="float">
            <text:p>-11</text:p>
          </table:table-cell>
          <table:table-cell table:formula="of:=[.C4]-[.C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5]-[.C5]" office:value-type="float" office:value="15" calcext:value-type="float">
            <text:p>15</text:p>
          </table:table-cell>
          <table:table-cell/>
          <table:table-cell table:formula="of:=[.A6]-[.A5]" office:value-type="float" office:value="1" calcext:value-type="float">
            <text:p>1</text:p>
          </table:table-cell>
          <table:table-cell table:formula="of:=[.C5]-[.C4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6]-[.C6]" office:value-type="float" office:value="15" calcext:value-type="float">
            <text:p>15</text:p>
          </table:table-cell>
          <table:table-cell/>
          <table:table-cell table:formula="of:=[.A7]-[.A6]" office:value-type="float" office:value="5" calcext:value-type="float">
            <text:p>5</text:p>
          </table:table-cell>
          <table:table-cell table:formula="of:=[.C6]-[.C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7]-[.C7]" office:value-type="float" office:value="15" calcext:value-type="float">
            <text:p>15</text:p>
          </table:table-cell>
          <table:table-cell/>
          <table:table-cell table:formula="of:=[.A8]-[.A7]" office:value-type="float" office:value="-7" calcext:value-type="float">
            <text:p>-7</text:p>
          </table:table-cell>
          <table:table-cell table:formula="of:=[.C7]-[.C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8]-[.C8]" office:value-type="float" office:value="15" calcext:value-type="float">
            <text:p>15</text:p>
          </table:table-cell>
          <table:table-cell/>
          <table:table-cell table:formula="of:=[.A9]-[.A8]" office:value-type="float" office:value="5" calcext:value-type="float">
            <text:p>5</text:p>
          </table:table-cell>
          <table:table-cell table:formula="of:=[.C8]-[.C7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9]-[.C9]" office:value-type="float" office:value="15" calcext:value-type="float">
            <text:p>15</text:p>
          </table:table-cell>
          <table:table-cell/>
          <table:table-cell table:formula="of:=[.A10]-[.A9]" office:value-type="float" office:value="1" calcext:value-type="float">
            <text:p>1</text:p>
          </table:table-cell>
          <table:table-cell table:formula="of:=[.C9]-[.C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10]-[.C10]" office:value-type="float" office:value="15" calcext:value-type="float">
            <text:p>15</text:p>
          </table:table-cell>
          <table:table-cell/>
          <table:table-cell table:formula="of:=[.A11]-[.A10]" office:value-type="float" office:value="37" calcext:value-type="float">
            <text:p>37</text:p>
          </table:table-cell>
          <table:table-cell table:formula="of:=[.C10]-[.C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11]-[.C11]" office:value-type="float" office:value="15" calcext:value-type="float">
            <text:p>15</text:p>
          </table:table-cell>
          <table:table-cell/>
          <table:table-cell table:formula="of:=[.A12]-[.A11]" office:value-type="float" office:value="41" calcext:value-type="float">
            <text:p>41</text:p>
          </table:table-cell>
          <table:table-cell table:formula="of:=[.C11]-[.C1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2]-[.C12]" office:value-type="float" office:value="15" calcext:value-type="float">
            <text:p>15</text:p>
          </table:table-cell>
          <table:table-cell/>
          <table:table-cell table:formula="of:=[.A13]-[.A12]" office:value-type="float" office:value="-43" calcext:value-type="float">
            <text:p>-43</text:p>
          </table:table-cell>
          <table:table-cell table:formula="of:=[.C12]-[.C11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13]-[.C13]" office:value-type="float" office:value="15" calcext:value-type="float">
            <text:p>15</text:p>
          </table:table-cell>
          <table:table-cell/>
          <table:table-cell table:formula="of:=[.A14]-[.A13]" office:value-type="float" office:value="1" calcext:value-type="float">
            <text:p>1</text:p>
          </table:table-cell>
          <table:table-cell table:formula="of:=[.C13]-[.C12]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14]-[.C14]" office:value-type="float" office:value="15" calcext:value-type="float">
            <text:p>15</text:p>
          </table:table-cell>
          <table:table-cell/>
          <table:table-cell table:formula="of:=[.A15]-[.A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15]-[.C15]" office:value-type="float" office:value="15" calcext:value-type="float">
            <text:p>15</text:p>
          </table:table-cell>
          <table:table-cell/>
          <table:table-cell table:formula="of:=[.A16]-[.A15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16]-[.C16]" office:value-type="float" office:value="15" calcext:value-type="float">
            <text:p>15</text:p>
          </table:table-cell>
          <table:table-cell/>
          <table:table-cell table:formula="of:=[.A17]-[.A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17]-[.C17]" office:value-type="float" office:value="15" calcext:value-type="float">
            <text:p>15</text:p>
          </table:table-cell>
          <table:table-cell/>
          <table:table-cell table:formula="of:=[.A18]-[.A1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18]-[.C18]" office:value-type="float" office:value="15" calcext:value-type="float">
            <text:p>15</text:p>
          </table:table-cell>
          <table:table-cell/>
          <table:table-cell table:formula="of:=[.A19]-[.A18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9]-[.C19]" office:value-type="float" office:value="15" calcext:value-type="float">
            <text:p>15</text:p>
          </table:table-cell>
          <table:table-cell/>
          <table:table-cell table:formula="of:=[.A20]-[.A1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20]-[.C20]" office:value-type="float" office:value="15" calcext:value-type="float">
            <text:p>15</text:p>
          </table:table-cell>
          <table:table-cell/>
          <table:table-cell table:formula="of:=[.A21]-[.A20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21]-[.C21]" office:value-type="float" office:value="15" calcext:value-type="float">
            <text:p>15</text:p>
          </table:table-cell>
          <table:table-cell/>
          <table:table-cell table:formula="of:=[.A22]-[.A2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22]-[.C22]" office:value-type="float" office:value="15" calcext:value-type="float">
            <text:p>15</text:p>
          </table:table-cell>
          <table:table-cell/>
          <table:table-cell table:formula="of:=[.A23]-[.A2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23]-[.C23]" office:value-type="float" office:value="15" calcext:value-type="float">
            <text:p>15</text:p>
          </table:table-cell>
          <table:table-cell/>
          <table:table-cell table:formula="of:=[.A24]-[.A23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24]-[.C24]" office:value-type="float" office:value="15" calcext:value-type="float">
            <text:p>15</text:p>
          </table:table-cell>
          <table:table-cell/>
          <table:table-cell table:formula="of:=[.A25]-[.A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25]-[.C25]" office:value-type="float" office:value="15" calcext:value-type="float">
            <text:p>15</text:p>
          </table:table-cell>
          <table:table-cell/>
          <table:table-cell table:formula="of:=[.A26]-[.A2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26]-[.C26]" office:value-type="float" office:value="15" calcext:value-type="float">
            <text:p>15</text:p>
          </table:table-cell>
          <table:table-cell/>
          <table:table-cell table:formula="of:=[.A27]-[.A26]"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27]-[.C27]" office:value-type="float" office:value="15" calcext:value-type="float">
            <text:p>15</text:p>
          </table:table-cell>
          <table:table-cell/>
          <table:table-cell table:formula="of:=[.A28]-[.A27]"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28]-[.C28]" office:value-type="float" office:value="15" calcext:value-type="float">
            <text:p>15</text:p>
          </table:table-cell>
          <table:table-cell/>
          <table:table-cell table:formula="of:=[.A29]-[.A28]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29]-[.C29]" office:value-type="float" office:value="15" calcext:value-type="float">
            <text:p>15</text:p>
          </table:table-cell>
          <table:table-cell/>
          <table:table-cell table:formula="of:=[.A30]-[.A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30]-[.C30]" office:value-type="float" office:value="15" calcext:value-type="float">
            <text:p>15</text:p>
          </table:table-cell>
          <table:table-cell/>
          <table:table-cell table:formula="of:=[.A31]-[.A3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31]-[.C31]" office:value-type="float" office:value="15" calcext:value-type="float">
            <text:p>15</text:p>
          </table:table-cell>
          <table:table-cell/>
          <table:table-cell table:formula="of:=[.A32]-[.A31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32]-[.C32]" office:value-type="float" office:value="15" calcext:value-type="float">
            <text:p>15</text:p>
          </table:table-cell>
          <table:table-cell/>
          <table:table-cell table:formula="of:=[.A33]-[.A3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33]-[.C33]" office:value-type="float" office:value="15" calcext:value-type="float">
            <text:p>15</text:p>
          </table:table-cell>
          <table:table-cell/>
          <table:table-cell table:formula="of:=[.A34]-[.A3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34]-[.C34]" office:value-type="float" office:value="15" calcext:value-type="float">
            <text:p>15</text:p>
          </table:table-cell>
          <table:table-cell/>
          <table:table-cell table:formula="of:=[.A35]-[.A34]"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35]-[.C35]" office:value-type="float" office:value="15" calcext:value-type="float">
            <text:p>15</text:p>
          </table:table-cell>
          <table:table-cell/>
          <table:table-cell table:formula="of:=[.A36]-[.A35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36]-[.C36]" office:value-type="float" office:value="15" calcext:value-type="float">
            <text:p>15</text:p>
          </table:table-cell>
          <table:table-cell/>
          <table:table-cell table:formula="of:=[.A37]-[.A36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37]-[.C37]" office:value-type="float" office:value="15" calcext:value-type="float">
            <text:p>15</text:p>
          </table:table-cell>
          <table:table-cell/>
          <table:table-cell table:formula="of:=[.A38]-[.A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38]-[.C38]" office:value-type="float" office:value="15" calcext:value-type="float">
            <text:p>15</text:p>
          </table:table-cell>
          <table:table-cell/>
          <table:table-cell table:formula="of:=[.A39]-[.A3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39]-[.C39]" office:value-type="float" office:value="15" calcext:value-type="float">
            <text:p>15</text:p>
          </table:table-cell>
          <table:table-cell/>
          <table:table-cell table:formula="of:=[.A40]-[.A39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40]-[.C40]" office:value-type="float" office:value="15" calcext:value-type="float">
            <text:p>15</text:p>
          </table:table-cell>
          <table:table-cell/>
          <table:table-cell table:formula="of:=[.A41]-[.A4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41]-[.C41]" office:value-type="float" office:value="15" calcext:value-type="float">
            <text:p>15</text:p>
          </table:table-cell>
          <table:table-cell/>
          <table:table-cell table:formula="of:=[.A42]-[.A4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42]-[.C42]" office:value-type="float" office:value="15" calcext:value-type="float">
            <text:p>15</text:p>
          </table:table-cell>
          <table:table-cell/>
          <table:table-cell table:formula="of:=[.A43]-[.A42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43]-[.C43]" office:value-type="float" office:value="15" calcext:value-type="float">
            <text:p>15</text:p>
          </table:table-cell>
          <table:table-cell/>
          <table:table-cell table:formula="of:=[.A44]-[.A43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44]-[.C44]" office:value-type="float" office:value="15" calcext:value-type="float">
            <text:p>15</text:p>
          </table:table-cell>
          <table:table-cell/>
          <table:table-cell table:formula="of:=[.A45]-[.A44]"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45]-[.C45]" office:value-type="float" office:value="15" calcext:value-type="float">
            <text:p>15</text:p>
          </table:table-cell>
          <table:table-cell/>
          <table:table-cell table:formula="of:=[.A46]-[.A4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46]-[.C46]" office:value-type="float" office:value="15" calcext:value-type="float">
            <text:p>15</text:p>
          </table:table-cell>
          <table:table-cell/>
          <table:table-cell table:formula="of:=[.A47]-[.A4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47]-[.C47]" office:value-type="float" office:value="15" calcext:value-type="float">
            <text:p>15</text:p>
          </table:table-cell>
          <table:table-cell/>
          <table:table-cell table:formula="of:=[.A48]-[.A47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48]-[.C48]" office:value-type="float" office:value="15" calcext:value-type="float">
            <text:p>15</text:p>
          </table:table-cell>
          <table:table-cell/>
          <table:table-cell table:formula="of:=[.A49]-[.A4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49]-[.C49]" office:value-type="float" office:value="15" calcext:value-type="float">
            <text:p>15</text:p>
          </table:table-cell>
          <table:table-cell/>
          <table:table-cell table:formula="of:=[.A50]-[.A4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50]-[.C50]" office:value-type="float" office:value="15" calcext:value-type="float">
            <text:p>15</text:p>
          </table:table-cell>
          <table:table-cell/>
          <table:table-cell table:formula="of:=[.A51]-[.A50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51]-[.C51]" office:value-type="float" office:value="15" calcext:value-type="float">
            <text:p>15</text:p>
          </table:table-cell>
          <table:table-cell/>
          <table:table-cell table:formula="of:=[.A52]-[.A51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52]-[.C52]" office:value-type="float" office:value="15" calcext:value-type="float">
            <text:p>15</text:p>
          </table:table-cell>
          <table:table-cell/>
          <table:table-cell table:formula="of:=[.A53]-[.A52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53]-[.C53]" office:value-type="float" office:value="15" calcext:value-type="float">
            <text:p>15</text:p>
          </table:table-cell>
          <table:table-cell/>
          <table:table-cell table:formula="of:=[.A54]-[.A5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54]-[.C54]" office:value-type="float" office:value="15" calcext:value-type="float">
            <text:p>15</text:p>
          </table:table-cell>
          <table:table-cell/>
          <table:table-cell table:formula="of:=[.A55]-[.A5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55]-[.C55]" office:value-type="float" office:value="15" calcext:value-type="float">
            <text:p>15</text:p>
          </table:table-cell>
          <table:table-cell/>
          <table:table-cell table:formula="of:=[.A56]-[.A55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56]-[.C56]" office:value-type="float" office:value="15" calcext:value-type="float">
            <text:p>15</text:p>
          </table:table-cell>
          <table:table-cell/>
          <table:table-cell table:formula="of:=[.A57]-[.A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57]-[.C57]" office:value-type="float" office:value="15" calcext:value-type="float">
            <text:p>15</text:p>
          </table:table-cell>
          <table:table-cell/>
          <table:table-cell table:formula="of:=[.A58]-[.A5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58]-[.C58]" office:value-type="float" office:value="15" calcext:value-type="float">
            <text:p>15</text:p>
          </table:table-cell>
          <table:table-cell/>
          <table:table-cell table:formula="of:=[.A59]-[.A58]"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59]-[.C59]" office:value-type="float" office:value="15" calcext:value-type="float">
            <text:p>15</text:p>
          </table:table-cell>
          <table:table-cell/>
          <table:table-cell table:formula="of:=[.A60]-[.A59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60]-[.C60]" office:value-type="float" office:value="15" calcext:value-type="float">
            <text:p>15</text:p>
          </table:table-cell>
          <table:table-cell/>
          <table:table-cell table:formula="of:=[.A61]-[.A60]"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61]-[.C61]" office:value-type="float" office:value="15" calcext:value-type="float">
            <text:p>15</text:p>
          </table:table-cell>
          <table:table-cell/>
          <table:table-cell table:formula="of:=[.A62]-[.A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62]-[.C62]" office:value-type="float" office:value="15" calcext:value-type="float">
            <text:p>15</text:p>
          </table:table-cell>
          <table:table-cell/>
          <table:table-cell table:formula="of:=[.A63]-[.A6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63]-[.C63]" office:value-type="float" office:value="15" calcext:value-type="float">
            <text:p>15</text:p>
          </table:table-cell>
          <table:table-cell/>
          <table:table-cell table:formula="of:=[.A64]-[.A63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64]-[.C64]" office:value-type="float" office:value="15" calcext:value-type="float">
            <text:p>15</text:p>
          </table:table-cell>
          <table:table-cell/>
          <table:table-cell table:formula="of:=[.A65]-[.A6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65]-[.C65]" office:value-type="float" office:value="15" calcext:value-type="float">
            <text:p>15</text:p>
          </table:table-cell>
          <table:table-cell/>
          <table:table-cell table:formula="of:=[.A66]-[.A6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66]-[.C66]" office:value-type="float" office:value="15" calcext:value-type="float">
            <text:p>15</text:p>
          </table:table-cell>
          <table:table-cell/>
          <table:table-cell table:formula="of:=[.A67]-[.A66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67]-[.C67]" office:value-type="float" office:value="15" calcext:value-type="float">
            <text:p>15</text:p>
          </table:table-cell>
          <table:table-cell/>
          <table:table-cell table:formula="of:=[.A68]-[.A6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68]-[.C68]" office:value-type="float" office:value="15" calcext:value-type="float">
            <text:p>15</text:p>
          </table:table-cell>
          <table:table-cell/>
          <table:table-cell table:formula="of:=[.A69]-[.A68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69]-[.C69]" office:value-type="float" office:value="15" calcext:value-type="float">
            <text:p>15</text:p>
          </table:table-cell>
          <table:table-cell/>
          <table:table-cell table:formula="of:=[.A70]-[.A6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70]-[.C70]" office:value-type="float" office:value="15" calcext:value-type="float">
            <text:p>15</text:p>
          </table:table-cell>
          <table:table-cell/>
          <table:table-cell table:formula="of:=[.A71]-[.A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71]-[.C71]" office:value-type="float" office:value="15" calcext:value-type="float">
            <text:p>15</text:p>
          </table:table-cell>
          <table:table-cell/>
          <table:table-cell table:formula="of:=[.A72]-[.A71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72]-[.C72]" office:value-type="float" office:value="15" calcext:value-type="float">
            <text:p>15</text:p>
          </table:table-cell>
          <table:table-cell/>
          <table:table-cell table:formula="of:=[.A73]-[.A7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73]-[.C73]" office:value-type="float" office:value="15" calcext:value-type="float">
            <text:p>15</text:p>
          </table:table-cell>
          <table:table-cell/>
          <table:table-cell table:formula="of:=[.A74]-[.A7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74]-[.C74]" office:value-type="float" office:value="15" calcext:value-type="float">
            <text:p>15</text:p>
          </table:table-cell>
          <table:table-cell/>
          <table:table-cell table:formula="of:=[.A75]-[.A74]"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75]-[.C75]" office:value-type="float" office:value="15" calcext:value-type="float">
            <text:p>15</text:p>
          </table:table-cell>
          <table:table-cell/>
          <table:table-cell table:formula="of:=[.A76]-[.A75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76]-[.C76]" office:value-type="float" office:value="15" calcext:value-type="float">
            <text:p>15</text:p>
          </table:table-cell>
          <table:table-cell/>
          <table:table-cell table:formula="of:=[.A77]-[.A76]"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77]-[.C77]" office:value-type="float" office:value="15" calcext:value-type="float">
            <text:p>15</text:p>
          </table:table-cell>
          <table:table-cell/>
          <table:table-cell table:formula="of:=[.A78]-[.A7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78]-[.C78]" office:value-type="float" office:value="15" calcext:value-type="float">
            <text:p>15</text:p>
          </table:table-cell>
          <table:table-cell/>
          <table:table-cell table:formula="of:=[.A79]-[.A7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79]-[.C79]" office:value-type="float" office:value="15" calcext:value-type="float">
            <text:p>15</text:p>
          </table:table-cell>
          <table:table-cell/>
          <table:table-cell table:formula="of:=[.A80]-[.A79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80]-[.C80]" office:value-type="float" office:value="15" calcext:value-type="float">
            <text:p>15</text:p>
          </table:table-cell>
          <table:table-cell/>
          <table:table-cell table:formula="of:=[.A81]-[.A8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81]-[.C81]" office:value-type="float" office:value="15" calcext:value-type="float">
            <text:p>15</text:p>
          </table:table-cell>
          <table:table-cell/>
          <table:table-cell table:formula="of:=[.A82]-[.A8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82]-[.C82]" office:value-type="float" office:value="15" calcext:value-type="float">
            <text:p>15</text:p>
          </table:table-cell>
          <table:table-cell/>
          <table:table-cell table:formula="of:=[.A83]-[.A82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83]-[.C83]" office:value-type="float" office:value="15" calcext:value-type="float">
            <text:p>15</text:p>
          </table:table-cell>
          <table:table-cell/>
          <table:table-cell table:formula="of:=[.A84]-[.A83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84]-[.C84]" office:value-type="float" office:value="15" calcext:value-type="float">
            <text:p>15</text:p>
          </table:table-cell>
          <table:table-cell/>
          <table:table-cell table:formula="of:=[.A85]-[.A84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85]-[.C85]" office:value-type="float" office:value="15" calcext:value-type="float">
            <text:p>15</text:p>
          </table:table-cell>
          <table:table-cell/>
          <table:table-cell table:formula="of:=[.A86]-[.A8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86]-[.C86]" office:value-type="float" office:value="15" calcext:value-type="float">
            <text:p>15</text:p>
          </table:table-cell>
          <table:table-cell/>
          <table:table-cell table:formula="of:=[.A87]-[.A8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87]-[.C87]" office:value-type="float" office:value="15" calcext:value-type="float">
            <text:p>15</text:p>
          </table:table-cell>
          <table:table-cell/>
          <table:table-cell table:formula="of:=[.A88]-[.A87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88]-[.C88]" office:value-type="float" office:value="15" calcext:value-type="float">
            <text:p>15</text:p>
          </table:table-cell>
          <table:table-cell/>
          <table:table-cell table:formula="of:=[.A89]-[.A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89]-[.C89]" office:value-type="float" office:value="15" calcext:value-type="float">
            <text:p>15</text:p>
          </table:table-cell>
          <table:table-cell/>
          <table:table-cell table:formula="of:=[.A90]-[.A8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90]-[.C90]" office:value-type="float" office:value="15" calcext:value-type="float">
            <text:p>15</text:p>
          </table:table-cell>
          <table:table-cell/>
          <table:table-cell table:formula="of:=[.A91]-[.A90]"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91]-[.C91]" office:value-type="float" office:value="15" calcext:value-type="float">
            <text:p>15</text:p>
          </table:table-cell>
          <table:table-cell/>
          <table:table-cell table:formula="of:=[.A92]-[.A91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92]-[.C92]" office:value-type="float" office:value="15" calcext:value-type="float">
            <text:p>15</text:p>
          </table:table-cell>
          <table:table-cell/>
          <table:table-cell table:formula="of:=[.A93]-[.A92]"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93]-[.C93]" office:value-type="float" office:value="15" calcext:value-type="float">
            <text:p>15</text:p>
          </table:table-cell>
          <table:table-cell/>
          <table:table-cell table:formula="of:=[.A94]-[.A9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94]-[.C94]" office:value-type="float" office:value="15" calcext:value-type="float">
            <text:p>15</text:p>
          </table:table-cell>
          <table:table-cell/>
          <table:table-cell table:formula="of:=[.A95]-[.A9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95]-[.C95]" office:value-type="float" office:value="15" calcext:value-type="float">
            <text:p>15</text:p>
          </table:table-cell>
          <table:table-cell/>
          <table:table-cell table:formula="of:=[.A96]-[.A95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96]-[.C96]" office:value-type="float" office:value="15" calcext:value-type="float">
            <text:p>15</text:p>
          </table:table-cell>
          <table:table-cell/>
          <table:table-cell table:formula="of:=[.A97]-[.A9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97]-[.C97]" office:value-type="float" office:value="15" calcext:value-type="float">
            <text:p>15</text:p>
          </table:table-cell>
          <table:table-cell/>
          <table:table-cell table:formula="of:=[.A98]-[.A9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98]-[.C98]" office:value-type="float" office:value="15" calcext:value-type="float">
            <text:p>15</text:p>
          </table:table-cell>
          <table:table-cell/>
          <table:table-cell table:formula="of:=[.A99]-[.A98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99]-[.C99]" office:value-type="float" office:value="15" calcext:value-type="float">
            <text:p>15</text:p>
          </table:table-cell>
          <table:table-cell/>
          <table:table-cell table:formula="of:=[.A100]-[.A9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100]-[.C100]" office:value-type="float" office:value="15" calcext:value-type="float">
            <text:p>15</text:p>
          </table:table-cell>
          <table:table-cell/>
          <table:table-cell table:formula="of:=[.A101]-[.A100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101]-[.C101]" office:value-type="float" office:value="15" calcext:value-type="float">
            <text:p>15</text:p>
          </table:table-cell>
          <table:table-cell/>
          <table:table-cell table:formula="of:=[.A102]-[.A1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102]-[.C102]" office:value-type="float" office:value="15" calcext:value-type="float">
            <text:p>15</text:p>
          </table:table-cell>
          <table:table-cell/>
          <table:table-cell table:formula="of:=[.A103]-[.A10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103]-[.C103]" office:value-type="float" office:value="15" calcext:value-type="float">
            <text:p>15</text:p>
          </table:table-cell>
          <table:table-cell/>
          <table:table-cell table:formula="of:=[.A104]-[.A103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104]-[.C104]" office:value-type="float" office:value="15" calcext:value-type="float">
            <text:p>15</text:p>
          </table:table-cell>
          <table:table-cell/>
          <table:table-cell table:formula="of:=[.A105]-[.A10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105]-[.C105]" office:value-type="float" office:value="15" calcext:value-type="float">
            <text:p>15</text:p>
          </table:table-cell>
          <table:table-cell/>
          <table:table-cell table:formula="of:=[.A106]-[.A10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106]-[.C106]" office:value-type="float" office:value="15" calcext:value-type="float">
            <text:p>15</text:p>
          </table:table-cell>
          <table:table-cell/>
          <table:table-cell table:formula="of:=[.A107]-[.A106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107]-[.C107]" office:value-type="float" office:value="15" calcext:value-type="float">
            <text:p>15</text:p>
          </table:table-cell>
          <table:table-cell/>
          <table:table-cell table:formula="of:=[.A108]-[.A107]"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08]-[.C108]" office:value-type="float" office:value="15" calcext:value-type="float">
            <text:p>15</text:p>
          </table:table-cell>
          <table:table-cell/>
          <table:table-cell table:formula="of:=[.A109]-[.A108]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109]-[.C109]" office:value-type="float" office:value="15" calcext:value-type="float">
            <text:p>15</text:p>
          </table:table-cell>
          <table:table-cell/>
          <table:table-cell table:formula="of:=[.A110]-[.A10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110]-[.C110]" office:value-type="float" office:value="15" calcext:value-type="float">
            <text:p>15</text:p>
          </table:table-cell>
          <table:table-cell/>
          <table:table-cell table:formula="of:=[.A111]-[.A1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111]-[.C111]" office:value-type="float" office:value="15" calcext:value-type="float">
            <text:p>15</text:p>
          </table:table-cell>
          <table:table-cell/>
          <table:table-cell table:formula="of:=[.A112]-[.A111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112]-[.C112]" office:value-type="float" office:value="15" calcext:value-type="float">
            <text:p>15</text:p>
          </table:table-cell>
          <table:table-cell/>
          <table:table-cell table:formula="of:=[.A113]-[.A1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113]-[.C113]" office:value-type="float" office:value="15" calcext:value-type="float">
            <text:p>15</text:p>
          </table:table-cell>
          <table:table-cell/>
          <table:table-cell table:formula="of:=[.A114]-[.A1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114]-[.C114]" office:value-type="float" office:value="15" calcext:value-type="float">
            <text:p>15</text:p>
          </table:table-cell>
          <table:table-cell/>
          <table:table-cell table:formula="of:=[.A115]-[.A114]"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115]-[.C115]" office:value-type="float" office:value="15" calcext:value-type="float">
            <text:p>15</text:p>
          </table:table-cell>
          <table:table-cell/>
          <table:table-cell table:formula="of:=[.A116]-[.A115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116]-[.C116]" office:value-type="float" office:value="15" calcext:value-type="float">
            <text:p>15</text:p>
          </table:table-cell>
          <table:table-cell/>
          <table:table-cell table:formula="of:=[.A117]-[.A116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117]-[.C117]" office:value-type="float" office:value="15" calcext:value-type="float">
            <text:p>15</text:p>
          </table:table-cell>
          <table:table-cell/>
          <table:table-cell table:formula="of:=[.A118]-[.A11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118]-[.C118]" office:value-type="float" office:value="15" calcext:value-type="float">
            <text:p>15</text:p>
          </table:table-cell>
          <table:table-cell/>
          <table:table-cell table:formula="of:=[.A119]-[.A11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119]-[.C119]" office:value-type="float" office:value="15" calcext:value-type="float">
            <text:p>15</text:p>
          </table:table-cell>
          <table:table-cell/>
          <table:table-cell table:formula="of:=[.A120]-[.A119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120]-[.C120]" office:value-type="float" office:value="15" calcext:value-type="float">
            <text:p>15</text:p>
          </table:table-cell>
          <table:table-cell/>
          <table:table-cell table:formula="of:=[.A121]-[.A1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121]-[.C121]" office:value-type="float" office:value="15" calcext:value-type="float">
            <text:p>15</text:p>
          </table:table-cell>
          <table:table-cell/>
          <table:table-cell table:formula="of:=[.A122]-[.A12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122]-[.C122]" office:value-type="float" office:value="15" calcext:value-type="float">
            <text:p>15</text:p>
          </table:table-cell>
          <table:table-cell/>
          <table:table-cell table:formula="of:=[.A123]-[.A122]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123]-[.C123]" office:value-type="float" office:value="15" calcext:value-type="float">
            <text:p>15</text:p>
          </table:table-cell>
          <table:table-cell/>
          <table:table-cell table:formula="of:=[.A124]-[.A123]"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124]-[.C124]" office:value-type="float" office:value="15" calcext:value-type="float">
            <text:p>15</text:p>
          </table:table-cell>
          <table:table-cell/>
          <table:table-cell table:formula="of:=[.A125]-[.A124]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125]-[.C125]" office:value-type="float" office:value="15" calcext:value-type="float">
            <text:p>15</text:p>
          </table:table-cell>
          <table:table-cell/>
          <table:table-cell table:formula="of:=[.A126]-[.A12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126]-[.C126]" office:value-type="float" office:value="15" calcext:value-type="float">
            <text:p>15</text:p>
          </table:table-cell>
          <table:table-cell/>
          <table:table-cell table:formula="of:=[.A127]-[.A126]" office:value-type="float" office:value="-123" calcext:value-type="float">
            <text:p>-1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127]-[.C127]" office:value-type="float" office:value="15" calcext:value-type="float">
            <text:p>15</text:p>
          </table:table-cell>
          <table:table-cell/>
          <table:table-cell table:formula="of:=[.A128]-[.A127]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128]-[.C128]" office:value-type="float" office:value="15" calcext:value-type="float">
            <text:p>15</text:p>
          </table:table-cell>
          <table:table-cell/>
          <table:table-cell table:formula="of:=[.A129]-[.A128]" office:value-type="float" office:value="-123" calcext:value-type="float">
            <text:p>-1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29]-[.C12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130]-[.C13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131]-[.C13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132]-[.C13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133]-[.C13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134]-[.C13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135]-[.C13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136]-[.C13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137]-[.C1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138]-[.C13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139]-[.C13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40]-[.C14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141]-[.C14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142]-[.C14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143]-[.C14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144]-[.C14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145]-[.C14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146]-[.C14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47]-[.C14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148]-[.C14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149]-[.C14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150]-[.C15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51]-[.C15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152]-[.C15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153]-[.C15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154]-[.C15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155]-[.C15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156]-[.C15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157]-[.C15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158]-[.C15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159]-[.C15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160]-[.C16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161]-[.C16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162]-[.C16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63]-[.C16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164]-[.C16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165]-[.C16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66]-[.C16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67]-[.C16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168]-[.C16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169]-[.C16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170]-[.C17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171]-[.C17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172]-[.C17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173]-[.C17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174]-[.C17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175]-[.C17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176]-[.C17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177]-[.C17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178]-[.C17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179]-[.C17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180]-[.C18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181]-[.C18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182]-[.C18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183]-[.C18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184]-[.C18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185]-[.C18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186]-[.C18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187]-[.C18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188]-[.C18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189]-[.C18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190]-[.C19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191]-[.C19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192]-[.C19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193]-[.C19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194]-[.C19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195]-[.C19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196]-[.C19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197]-[.C19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198]-[.C19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199]-[.C19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200]-[.C20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201]-[.C20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202]-[.C20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203]-[.C20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204]-[.C20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205]-[.C20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206]-[.C20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207]-[.C20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208]-[.C20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209]-[.C20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210]-[.C21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211]-[.C21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212]-[.C21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213]-[.C21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214]-[.C21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215]-[.C21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216]-[.C21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217]-[.C21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218]-[.C21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219]-[.C21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220]-[.C22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221]-[.C22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222]-[.C22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223]-[.C22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224]-[.C22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225]-[.C22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226]-[.C22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227]-[.C22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228]-[.C22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229]-[.C22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230]-[.C23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231]-[.C23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232]-[.C23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233]-[.C23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234]-[.C23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235]-[.C23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236]-[.C23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237]-[.C2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238]-[.C23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239]-[.C23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240]-[.C24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241]-[.C24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242]-[.C24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243]-[.C24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244]-[.C24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245]-[.C2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246]-[.C2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247]-[.C2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248]-[.C2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249]-[.C2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250]-[.C2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251]-[.C25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252]-[.C2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253]-[.C2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254]-[.C2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255]-[.C2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256]-[.C2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257]-[.C2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258]-[.C2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259]-[.C2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260]-[.C2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261]-[.C2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262]-[.C2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263]-[.C2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264]-[.C2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265]-[.C2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266]-[.C2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267]-[.C2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268]-[.C2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269]-[.C2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270]-[.C2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271]-[.C2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272]-[.C27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273]-[.C27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274]-[.C27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275]-[.C27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276]-[.C27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277]-[.C27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278]-[.C27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279]-[.C27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280]-[.C28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281]-[.C28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282]-[.C28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283]-[.C28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284]-[.C28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285]-[.C28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286]-[.C2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287]-[.C2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288]-[.C2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289]-[.C2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290]-[.C2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291]-[.C2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292]-[.C29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293]-[.C2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294]-[.C2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295]-[.C2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296]-[.C2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297]-[.C2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298]-[.C2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299]-[.C2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300]-[.C3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301]-[.C3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302]-[.C3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303]-[.C3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304]-[.C30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305]-[.C30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306]-[.C30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307]-[.C30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308]-[.C30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309]-[.C30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310]-[.C31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311]-[.C31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312]-[.C31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313]-[.C31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314]-[.C31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315]-[.C3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316]-[.C3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317]-[.C31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318]-[.C3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319]-[.C3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320]-[.C3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321]-[.C3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322]-[.C32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323]-[.C3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324]-[.C3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325]-[.C3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326]-[.C3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327]-[.C3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328]-[.C3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329]-[.C3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330]-[.C33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331]-[.C33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332]-[.C3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333]-[.C3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334]-[.C33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335]-[.C33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336]-[.C3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337]-[.C3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338]-[.C3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339]-[.C3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340]-[.C3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341]-[.C3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342]-[.C3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343]-[.C3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344]-[.C3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345]-[.C3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346]-[.C3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347]-[.C34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348]-[.C34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349]-[.C34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350]-[.C35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351]-[.C35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352]-[.C3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353]-[.C3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354]-[.C3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355]-[.C3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356]-[.C3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357]-[.C3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358]-[.C3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359]-[.C3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360]-[.C36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361]-[.C36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362]-[.C3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363]-[.C36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364]-[.C36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365]-[.C3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366]-[.C3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367]-[.C36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368]-[.C36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369]-[.C3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370]-[.C3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371]-[.C3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372]-[.C37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373]-[.C3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374]-[.C37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375]-[.C3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376]-[.C3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377]-[.C37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378]-[.C37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379]-[.C37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380]-[.C38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381]-[.C38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382]-[.C38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383]-[.C3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384]-[.C38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385]-[.C38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386]-[.C3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387]-[.C3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388]-[.C3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389]-[.C3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390]-[.C3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391]-[.C3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392]-[.C39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393]-[.C39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394]-[.C3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395]-[.C39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396]-[.C39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397]-[.C3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398]-[.C3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399]-[.C3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400]-[.C4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401]-[.C4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402]-[.C4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403]-[.C40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404]-[.C40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405]-[.C40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406]-[.C40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407]-[.C40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408]-[.C40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409]-[.C40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410]-[.C41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411]-[.C4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412]-[.C41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413]-[.C4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414]-[.C4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415]-[.C4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416]-[.C4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417]-[.C41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418]-[.C4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419]-[.C4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420]-[.C4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421]-[.C4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422]-[.C42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423]-[.C4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424]-[.C4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425]-[.C4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426]-[.C4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427]-[.C4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428]-[.C4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429]-[.C4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430]-[.C43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431]-[.C43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432]-[.C4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433]-[.C4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434]-[.C43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435]-[.C43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436]-[.C4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437]-[.C4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438]-[.C4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439]-[.C4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440]-[.C44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441]-[.C44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442]-[.C4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443]-[.C44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444]-[.C44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445]-[.C4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446]-[.C4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447]-[.C4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448]-[.C4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449]-[.C4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450]-[.C4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451]-[.C45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452]-[.C4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453]-[.C4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454]-[.C4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455]-[.C4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456]-[.C4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457]-[.C4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458]-[.C4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459]-[.C4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460]-[.C46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461]-[.C46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462]-[.C4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463]-[.C46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464]-[.C46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465]-[.C4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466]-[.C4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467]-[.C46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468]-[.C46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469]-[.C4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470]-[.C4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471]-[.C4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472]-[.C47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473]-[.C4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474]-[.C47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475]-[.C4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476]-[.C4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477]-[.C47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478]-[.C47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479]-[.C47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480]-[.C48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481]-[.C48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482]-[.C48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483]-[.C4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484]-[.C48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485]-[.C48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486]-[.C4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487]-[.C4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488]-[.C4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489]-[.C4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490]-[.C4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491]-[.C4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492]-[.C49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493]-[.C49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494]-[.C4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495]-[.C49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496]-[.C49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497]-[.C4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498]-[.C4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499]-[.C4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500]-[.C5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501]-[.C5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502]-[.C5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503]-[.C50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504]-[.C50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505]-[.C50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506]-[.C50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507]-[.C50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508]-[.C50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509]-[.C50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510]-[.C51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511]-[.C5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512]-[.C51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513]-[.C5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514]-[.C5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515]-[.C5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516]-[.C5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517]-[.C51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518]-[.C5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519]-[.C5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520]-[.C5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521]-[.C5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522]-[.C52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523]-[.C5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524]-[.C5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525]-[.C5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526]-[.C5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527]-[.C5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528]-[.C5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529]-[.C5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530]-[.C53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531]-[.C53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532]-[.C5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533]-[.C5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534]-[.C53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535]-[.C53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536]-[.C5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537]-[.C5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538]-[.C5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539]-[.C5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540]-[.C54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541]-[.C54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542]-[.C5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543]-[.C54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544]-[.C54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545]-[.C5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546]-[.C5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547]-[.C5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548]-[.C5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549]-[.C5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550]-[.C5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551]-[.C55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552]-[.C5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553]-[.C5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554]-[.C5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555]-[.C5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556]-[.C5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557]-[.C5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558]-[.C5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559]-[.C5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560]-[.C56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561]-[.C56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562]-[.C5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563]-[.C56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564]-[.C56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565]-[.C5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566]-[.C5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567]-[.C56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568]-[.C56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569]-[.C5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570]-[.C5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571]-[.C5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572]-[.C57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573]-[.C5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574]-[.C57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575]-[.C5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576]-[.C5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577]-[.C57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578]-[.C57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579]-[.C57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580]-[.C58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581]-[.C58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582]-[.C58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583]-[.C5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584]-[.C58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585]-[.C58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586]-[.C5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587]-[.C5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588]-[.C5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589]-[.C5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590]-[.C5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591]-[.C5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592]-[.C59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593]-[.C59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594]-[.C5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595]-[.C59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596]-[.C59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597]-[.C5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598]-[.C5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599]-[.C5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600]-[.C6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601]-[.C6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602]-[.C6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603]-[.C60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604]-[.C60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605]-[.C60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606]-[.C60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607]-[.C60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608]-[.C60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609]-[.C60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610]-[.C61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611]-[.C6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612]-[.C61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613]-[.C6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614]-[.C6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615]-[.C6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616]-[.C6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617]-[.C61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618]-[.C6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619]-[.C6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620]-[.C6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621]-[.C6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622]-[.C62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623]-[.C6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624]-[.C6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625]-[.C6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626]-[.C6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627]-[.C6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628]-[.C6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629]-[.C6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630]-[.C63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631]-[.C63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632]-[.C6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633]-[.C6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634]-[.C63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635]-[.C63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636]-[.C6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637]-[.C6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638]-[.C6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639]-[.C6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640]-[.C64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641]-[.C64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642]-[.C6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643]-[.C64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644]-[.C64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645]-[.C6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646]-[.C6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647]-[.C6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648]-[.C6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649]-[.C6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650]-[.C6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651]-[.C65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652]-[.C6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653]-[.C6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654]-[.C6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655]-[.C6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656]-[.C6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657]-[.C6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658]-[.C6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659]-[.C6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660]-[.C66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661]-[.C66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662]-[.C6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663]-[.C66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664]-[.C66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665]-[.C6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666]-[.C6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667]-[.C66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668]-[.C66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669]-[.C6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670]-[.C6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671]-[.C6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672]-[.C67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673]-[.C6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674]-[.C67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675]-[.C6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676]-[.C6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677]-[.C67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678]-[.C67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679]-[.C67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680]-[.C68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681]-[.C68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682]-[.C68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683]-[.C6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684]-[.C68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685]-[.C68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686]-[.C6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687]-[.C6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688]-[.C6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689]-[.C6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690]-[.C6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691]-[.C6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692]-[.C69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693]-[.C69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694]-[.C6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695]-[.C69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696]-[.C69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697]-[.C6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698]-[.C6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699]-[.C6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700]-[.C7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701]-[.C7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702]-[.C7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703]-[.C70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704]-[.C70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705]-[.C70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706]-[.C70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707]-[.C70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708]-[.C70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709]-[.C70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710]-[.C71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711]-[.C7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712]-[.C71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713]-[.C7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714]-[.C7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715]-[.C7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716]-[.C7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717]-[.C71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718]-[.C7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719]-[.C7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720]-[.C7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721]-[.C7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722]-[.C72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723]-[.C7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724]-[.C7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725]-[.C7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726]-[.C7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727]-[.C7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728]-[.C7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729]-[.C7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730]-[.C73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731]-[.C73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732]-[.C7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733]-[.C7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734]-[.C73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735]-[.C73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736]-[.C7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737]-[.C7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738]-[.C7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739]-[.C7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740]-[.C74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741]-[.C74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742]-[.C7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743]-[.C74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744]-[.C74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745]-[.C7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746]-[.C7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747]-[.C7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748]-[.C7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749]-[.C7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750]-[.C7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751]-[.C75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752]-[.C7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753]-[.C7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754]-[.C7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755]-[.C7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756]-[.C7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757]-[.C7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758]-[.C7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759]-[.C7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760]-[.C76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761]-[.C76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762]-[.C7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763]-[.C76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764]-[.C76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765]-[.C7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766]-[.C7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767]-[.C76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768]-[.C76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769]-[.C7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770]-[.C7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771]-[.C7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772]-[.C77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773]-[.C7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774]-[.C77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775]-[.C7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776]-[.C7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777]-[.C77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778]-[.C77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779]-[.C77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780]-[.C78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781]-[.C78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782]-[.C78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783]-[.C7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784]-[.C78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785]-[.C78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786]-[.C7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787]-[.C7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788]-[.C7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789]-[.C7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790]-[.C7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791]-[.C7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792]-[.C79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793]-[.C79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794]-[.C7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795]-[.C79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796]-[.C79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797]-[.C7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798]-[.C7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799]-[.C7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800]-[.C8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801]-[.C8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802]-[.C8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803]-[.C80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804]-[.C80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805]-[.C8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806]-[.C8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807]-[.C8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808]-[.C8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809]-[.C8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810]-[.C8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811]-[.C8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812]-[.C8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813]-[.C8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814]-[.C8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815]-[.C8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816]-[.C8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817]-[.C8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818]-[.C8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819]-[.C8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820]-[.C8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821]-[.C8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822]-[.C8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823]-[.C8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824]-[.C8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825]-[.C8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826]-[.C8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827]-[.C8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828]-[.C8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829]-[.C8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830]-[.C8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831]-[.C8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832]-[.C8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833]-[.C8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834]-[.C8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835]-[.C8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836]-[.C8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837]-[.C8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838]-[.C8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839]-[.C8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840]-[.C8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841]-[.C8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842]-[.C8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843]-[.C8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844]-[.C8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845]-[.C8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846]-[.C8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847]-[.C8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848]-[.C8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849]-[.C8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850]-[.C8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851]-[.C8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852]-[.C8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853]-[.C8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854]-[.C8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855]-[.C8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856]-[.C8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857]-[.C8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858]-[.C8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859]-[.C8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860]-[.C8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861]-[.C8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862]-[.C8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863]-[.C8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864]-[.C8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865]-[.C8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866]-[.C8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867]-[.C8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868]-[.C8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869]-[.C8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870]-[.C8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871]-[.C8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872]-[.C8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873]-[.C8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874]-[.C8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875]-[.C8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876]-[.C8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877]-[.C8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878]-[.C8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879]-[.C8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880]-[.C8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881]-[.C8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882]-[.C8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883]-[.C8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884]-[.C8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885]-[.C8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886]-[.C8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887]-[.C8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888]-[.C8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889]-[.C8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890]-[.C8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891]-[.C8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892]-[.C8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893]-[.C8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894]-[.C8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895]-[.C8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896]-[.C8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897]-[.C8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898]-[.C8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899]-[.C8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900]-[.C9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901]-[.C9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902]-[.C9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903]-[.C9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904]-[.C9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905]-[.C9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906]-[.C9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907]-[.C9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908]-[.C9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909]-[.C9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910]-[.C9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911]-[.C9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912]-[.C9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913]-[.C9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914]-[.C9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915]-[.C9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916]-[.C9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917]-[.C9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918]-[.C9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919]-[.C9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920]-[.C9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921]-[.C9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922]-[.C9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923]-[.C9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924]-[.C9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925]-[.C9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926]-[.C9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927]-[.C9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928]-[.C9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929]-[.C9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930]-[.C9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931]-[.C9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932]-[.C9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933]-[.C9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934]-[.C9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935]-[.C9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936]-[.C9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937]-[.C9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938]-[.C9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939]-[.C9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940]-[.C9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941]-[.C9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942]-[.C9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943]-[.C9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944]-[.C9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945]-[.C9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946]-[.C9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947]-[.C9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948]-[.C9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949]-[.C9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950]-[.C9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951]-[.C9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952]-[.C9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953]-[.C9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954]-[.C9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955]-[.C9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956]-[.C9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957]-[.C9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958]-[.C9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959]-[.C9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960]-[.C9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961]-[.C9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962]-[.C9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963]-[.C9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964]-[.C9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965]-[.C9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966]-[.C9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967]-[.C9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968]-[.C9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969]-[.C9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970]-[.C9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971]-[.C9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972]-[.C9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973]-[.C9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974]-[.C9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975]-[.C9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976]-[.C9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977]-[.C9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978]-[.C9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979]-[.C9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980]-[.C9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981]-[.C9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982]-[.C9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983]-[.C9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984]-[.C9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985]-[.C9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986]-[.C9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987]-[.C9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988]-[.C9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989]-[.C9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990]-[.C9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991]-[.C9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992]-[.C9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993]-[.C9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994]-[.C9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995]-[.C9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996]-[.C9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997]-[.C9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998]-[.C9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999]-[.C9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1000]-[.C10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1001]-[.C10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1002]-[.C10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1003]-[.C10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004]-[.C10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1005]-[.C10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1006]-[.C10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1007]-[.C10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1008]-[.C10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1009]-[.C10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1010]-[.C10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1011]-[.C10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1012]-[.C10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1013]-[.C10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1014]-[.C10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1015]-[.C10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1016]-[.C10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1017]-[.C10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1018]-[.C10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1019]-[.C10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1020]-[.C10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1021]-[.C10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1022]-[.C10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1023]-[.C10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1024]-[.C10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025]-[.C10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1026]-[.C10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1027]-[.C10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1028]-[.C10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1029]-[.C10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1030]-[.C10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1031]-[.C10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1032]-[.C10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1033]-[.C10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1034]-[.C10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1035]-[.C10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036]-[.C10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1037]-[.C10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1038]-[.C10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1039]-[.C10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1040]-[.C10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1041]-[.C10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1042]-[.C10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043]-[.C10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1044]-[.C10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1045]-[.C10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1046]-[.C10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047]-[.C10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1048]-[.C10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1049]-[.C10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1050]-[.C10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1051]-[.C10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1052]-[.C10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1053]-[.C10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1054]-[.C10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1055]-[.C10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1056]-[.C10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1057]-[.C10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1058]-[.C10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059]-[.C10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1060]-[.C10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1061]-[.C10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062]-[.C10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063]-[.C10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1064]-[.C10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1065]-[.C10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1066]-[.C10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1067]-[.C10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1068]-[.C10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1069]-[.C10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1070]-[.C10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1071]-[.C10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1072]-[.C10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1073]-[.C10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1074]-[.C10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1075]-[.C10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1076]-[.C10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1077]-[.C10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1078]-[.C10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1079]-[.C10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1080]-[.C10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1081]-[.C10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1082]-[.C10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1083]-[.C10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1084]-[.C10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1085]-[.C10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1086]-[.C10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1087]-[.C10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1088]-[.C10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1089]-[.C10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1090]-[.C10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1091]-[.C10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1092]-[.C10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1093]-[.C10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1094]-[.C10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1095]-[.C10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1096]-[.C10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1097]-[.C10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1098]-[.C10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1099]-[.C10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1100]-[.C1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1101]-[.C11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1102]-[.C11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1103]-[.C11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1104]-[.C11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1105]-[.C11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1106]-[.C11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1107]-[.C11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1108]-[.C11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1109]-[.C11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1110]-[.C11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1111]-[.C11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1112]-[.C11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1113]-[.C11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1114]-[.C11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1115]-[.C11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1116]-[.C11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1117]-[.C11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1118]-[.C11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1119]-[.C11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1120]-[.C11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1121]-[.C11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1122]-[.C11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1123]-[.C11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1124]-[.C11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1125]-[.C11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1126]-[.C11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1127]-[.C11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1128]-[.C11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1129]-[.C11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1130]-[.C11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1131]-[.C11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132]-[.C11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1133]-[.C11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1134]-[.C11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1135]-[.C11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1136]-[.C11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1137]-[.C11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1138]-[.C11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1139]-[.C11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1140]-[.C11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1141]-[.C11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1142]-[.C11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1143]-[.C11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1144]-[.C11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1145]-[.C11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1146]-[.C11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1147]-[.C11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1148]-[.C11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1149]-[.C11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1150]-[.C11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1151]-[.C11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1152]-[.C11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153]-[.C11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1154]-[.C11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1155]-[.C11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1156]-[.C11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1157]-[.C11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1158]-[.C11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1159]-[.C11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1160]-[.C11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1161]-[.C11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1162]-[.C11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1163]-[.C11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164]-[.C11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1165]-[.C11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1166]-[.C11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1167]-[.C11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1168]-[.C11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1169]-[.C11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1170]-[.C11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171]-[.C11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1172]-[.C11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1173]-[.C11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1174]-[.C11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175]-[.C11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1176]-[.C11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1177]-[.C11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1178]-[.C11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1179]-[.C11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1180]-[.C11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1181]-[.C11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1182]-[.C11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1183]-[.C11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1184]-[.C11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1185]-[.C11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1186]-[.C11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187]-[.C11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1188]-[.C11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1189]-[.C11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190]-[.C11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191]-[.C11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1192]-[.C11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1193]-[.C11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1194]-[.C11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1195]-[.C11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1196]-[.C11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1197]-[.C11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1198]-[.C11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1199]-[.C11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1200]-[.C12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1201]-[.C12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1202]-[.C12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1203]-[.C12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1204]-[.C12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1205]-[.C12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1206]-[.C12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1207]-[.C12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1208]-[.C12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1209]-[.C12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1210]-[.C12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1211]-[.C12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1212]-[.C12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1213]-[.C12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1214]-[.C12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1215]-[.C12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1216]-[.C12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1217]-[.C12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1218]-[.C12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1219]-[.C12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1220]-[.C12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1221]-[.C12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1222]-[.C12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1223]-[.C12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1224]-[.C12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1225]-[.C12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1226]-[.C12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1227]-[.C12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1228]-[.C12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1229]-[.C12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1230]-[.C12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1231]-[.C12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1232]-[.C12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1233]-[.C12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1234]-[.C12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1235]-[.C12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1236]-[.C12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1237]-[.C12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1238]-[.C12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1239]-[.C12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1240]-[.C12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1241]-[.C12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1242]-[.C12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1243]-[.C12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1244]-[.C12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1245]-[.C12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1246]-[.C12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1247]-[.C12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1248]-[.C12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1249]-[.C12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1250]-[.C12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1251]-[.C12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1252]-[.C12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1253]-[.C12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1254]-[.C12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1255]-[.C12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1256]-[.C12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1257]-[.C12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1258]-[.C12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1259]-[.C12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260]-[.C12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1261]-[.C12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1262]-[.C12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1263]-[.C12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1264]-[.C12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1265]-[.C12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1266]-[.C12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1267]-[.C12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1268]-[.C12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1269]-[.C12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1270]-[.C12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1271]-[.C12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1272]-[.C12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1273]-[.C12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1274]-[.C12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1275]-[.C12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1276]-[.C12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1277]-[.C12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1278]-[.C12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1279]-[.C12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1280]-[.C12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281]-[.C12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1282]-[.C12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1283]-[.C12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1284]-[.C12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1285]-[.C12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1286]-[.C12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1287]-[.C12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1288]-[.C12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1289]-[.C12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1290]-[.C12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1291]-[.C12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292]-[.C12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1293]-[.C12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1294]-[.C12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1295]-[.C12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1296]-[.C12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1297]-[.C12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1298]-[.C12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299]-[.C12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1300]-[.C13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1301]-[.C13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1302]-[.C13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303]-[.C13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1304]-[.C13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1305]-[.C13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1306]-[.C13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1307]-[.C13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1308]-[.C13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1309]-[.C13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1310]-[.C13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1311]-[.C13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1312]-[.C13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1313]-[.C13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1314]-[.C13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315]-[.C13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1316]-[.C13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1317]-[.C13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318]-[.C13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319]-[.C13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1320]-[.C13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1321]-[.C13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1322]-[.C13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1323]-[.C13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1324]-[.C13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1325]-[.C13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1326]-[.C13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1327]-[.C13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1328]-[.C13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1329]-[.C13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1330]-[.C13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1331]-[.C13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1332]-[.C13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A1333]-[.C13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A1334]-[.C13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1335]-[.C13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A1336]-[.C13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1337]-[.C13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1338]-[.C13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1339]-[.C13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A1340]-[.C13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1341]-[.C13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1342]-[.C13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A1343]-[.C13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1344]-[.C13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1345]-[.C13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1346]-[.C13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1347]-[.C13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1348]-[.C13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1349]-[.C13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1350]-[.C13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1351]-[.C13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1352]-[.C13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1353]-[.C13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1354]-[.C13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1355]-[.C13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1356]-[.C13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1357]-[.C13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1358]-[.C13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1359]-[.C13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1360]-[.C13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1361]-[.C13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1362]-[.C13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1363]-[.C13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1364]-[.C13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1365]-[.C13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1366]-[.C13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1367]-[.C13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1368]-[.C13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1369]-[.C13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1370]-[.C13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1371]-[.C13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1372]-[.C13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1373]-[.C13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1374]-[.C13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1375]-[.C13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1376]-[.C13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1377]-[.C13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1378]-[.C13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1379]-[.C13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1380]-[.C13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A1381]-[.C13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A1382]-[.C13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A1383]-[.C13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A1384]-[.C13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A1385]-[.C13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1386]-[.C13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1387]-[.C13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1388]-[.C13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1389]-[.C13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1390]-[.C13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1391]-[.C13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1392]-[.C13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1393]-[.C13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1394]-[.C13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1395]-[.C13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1396]-[.C13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1397]-[.C13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1398]-[.C13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1399]-[.C13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1400]-[.C14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1401]-[.C140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1402]-[.C140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1403]-[.C140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1404]-[.C14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1405]-[.C140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1406]-[.C140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1407]-[.C140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1408]-[.C140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409]-[.C14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1410]-[.C14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1411]-[.C14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1412]-[.C14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1413]-[.C14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1414]-[.C14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1415]-[.C14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1416]-[.C14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1417]-[.C14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1418]-[.C14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A1419]-[.C14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420]-[.C14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A1421]-[.C14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1422]-[.C14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A1423]-[.C14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1424]-[.C14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1425]-[.C14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A1426]-[.C14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427]-[.C14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1428]-[.C14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1429]-[.C14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1430]-[.C14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431]-[.C14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1432]-[.C14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1433]-[.C14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1434]-[.C14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1435]-[.C14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1436]-[.C14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1437]-[.C14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1438]-[.C14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1439]-[.C14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1440]-[.C14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1441]-[.C14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1442]-[.C14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443]-[.C14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1444]-[.C14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1445]-[.C14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446]-[.C14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447]-[.C14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1448]-[.C14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1449]-[.C14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1450]-[.C14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1451]-[.C14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A1452]-[.C14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1453]-[.C14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1454]-[.C14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1455]-[.C14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1456]-[.C14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1457]-[.C14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1458]-[.C145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[.A1459]-[.C1459]" office:value-type="float" office:value="-86" calcext:value-type="float">
            <text:p>-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[.A1460]-[.C1460]" office:value-type="float" office:value="-95" calcext:value-type="float">
            <text:p>-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[.A1461]-[.C1461]" office:value-type="float" office:value="-84" calcext:value-type="float">
            <text:p>-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[.A1462]-[.C1462]" office:value-type="float" office:value="-85" calcext:value-type="float">
            <text:p>-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[.A1463]-[.C1463]" office:value-type="float" office:value="-90" calcext:value-type="float">
            <text:p>-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[.A1464]-[.C1464]" office:value-type="float" office:value="-83" calcext:value-type="float">
            <text:p>-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[.A1465]-[.C1465]" office:value-type="float" office:value="-88" calcext:value-type="float">
            <text:p>-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[.A1466]-[.C1466]" office:value-type="float" office:value="-89" calcext:value-type="float">
            <text:p>-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[.A1467]-[.C1467]" office:value-type="float" office:value="-62" calcext:value-type="float">
            <text:p>-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[.A1468]-[.C1468]" office:value-type="float" office:value="-103" calcext:value-type="float">
            <text:p>-1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A1469]-[.C1469]" office:value-type="float" office:value="-60" calcext:value-type="float">
            <text:p>-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[.A1470]-[.C1470]" office:value-type="float" office:value="-61" calcext:value-type="float">
            <text:p>-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[.A1471]-[.C1471]" office:value-type="float" office:value="-66" calcext:value-type="float">
            <text:p>-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[.A1472]-[.C1472]" office:value-type="float" office:value="-59" calcext:value-type="float">
            <text:p>-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[.A1473]-[.C1473]" office:value-type="float" office:value="-64" calcext:value-type="float">
            <text:p>-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[.A1474]-[.C1474]"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[.A1475]-[.C1475]" office:value-type="float" office:value="-102" calcext:value-type="float">
            <text:p>-1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[.A1476]-[.C1476]" office:value-type="float" office:value="-111" calcext:value-type="float">
            <text:p>-1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A1477]-[.C1477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[.A1478]-[.C1478]" office:value-type="float" office:value="-101" calcext:value-type="float">
            <text:p>-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[.A1479]-[.C1479]" office:value-type="float" office:value="-106" calcext:value-type="float">
            <text:p>-1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[.A1480]-[.C1480]" office:value-type="float" office:value="-99" calcext:value-type="float">
            <text:p>-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[.A1481]-[.C1481]" office:value-type="float" office:value="-104" calcext:value-type="float">
            <text:p>-1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[.A1482]-[.C1482]" office:value-type="float" office:value="-105" calcext:value-type="float">
            <text:p>-1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A1483]-[.C1483]"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[.A1484]-[.C1484]"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A1485]-[.C1485]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A1486]-[.C1486]"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A1487]-[.C1487]"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A1488]-[.C1488]"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A1489]-[.C1489]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A1490]-[.C1490]"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[.A1491]-[.C1491]"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[.A1492]-[.C1492]" office:value-type="float" office:value="-63" calcext:value-type="float">
            <text:p>-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[.A1493]-[.C1493]"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[.A1494]-[.C1494]"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[.A1495]-[.C1495]" office:value-type="float" office:value="-58" calcext:value-type="float">
            <text:p>-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[.A1496]-[.C1496]"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[.A1497]-[.C1497]"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[.A1498]-[.C1498]" office:value-type="float" office:value="-57" calcext:value-type="float">
            <text:p>-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A1499]-[.C1499]"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[.A1500]-[.C1500]" office:value-type="float" office:value="-71" calcext:value-type="float">
            <text:p>-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A1501]-[.C1501]" office:value-type="float" office:value="-28" calcext:value-type="float">
            <text:p>-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A1502]-[.C1502]" office:value-type="float" office:value="-29" calcext:value-type="float">
            <text:p>-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[.A1503]-[.C1503]"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A1504]-[.C1504]" office:value-type="float" office:value="-27" calcext:value-type="float">
            <text:p>-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A1505]-[.C1505]"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[.A1506]-[.C1506]"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[.A1507]-[.C1507]" office:value-type="float" office:value="-70" calcext:value-type="float">
            <text:p>-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[.A1508]-[.C1508]" office:value-type="float" office:value="-79" calcext:value-type="float">
            <text:p>-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[.A1509]-[.C1509]" office:value-type="float" office:value="-68" calcext:value-type="float">
            <text:p>-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[.A1510]-[.C1510]" office:value-type="float" office:value="-69" calcext:value-type="float">
            <text:p>-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[.A1511]-[.C1511]" office:value-type="float" office:value="-74" calcext:value-type="float">
            <text:p>-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[.A1512]-[.C1512]" office:value-type="float" office:value="-67" calcext:value-type="float">
            <text:p>-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[.A1513]-[.C1513]" office:value-type="float" office:value="-72" calcext:value-type="float">
            <text:p>-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[.A1514]-[.C1514]" office:value-type="float" office:value="-73" calcext:value-type="float">
            <text:p>-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[.A1515]-[.C1515]" office:value-type="float" office:value="-110" calcext:value-type="float">
            <text:p>-1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A1516]-[.C1516]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[.A1517]-[.C1517]" office:value-type="float" office:value="-108" calcext:value-type="float">
            <text:p>-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[.A1518]-[.C1518]" office:value-type="float" office:value="-109" calcext:value-type="float">
            <text:p>-1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[.A1519]-[.C1519]" office:value-type="float" office:value="-114" calcext:value-type="float">
            <text:p>-1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[.A1520]-[.C1520]" office:value-type="float" office:value="-107" calcext:value-type="float">
            <text:p>-1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[.A1521]-[.C1521]" office:value-type="float" office:value="-112" calcext:value-type="float">
            <text:p>-1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[.A1522]-[.C1522]" office:value-type="float" office:value="-113" calcext:value-type="float">
            <text:p>-1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A1523]-[.C1523]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A1524]-[.C1524]"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A1525]-[.C1525]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A1526]-[.C1526]"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A1527]-[.C1527]"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A1528]-[.C1528]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A1529]-[.C1529]" office:value-type="float" office:value="-24" calcext:value-type="float">
            <text:p>-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A1530]-[.C1530]"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[.A1531]-[.C1531]" office:value-type="float" office:value="-126" calcext:value-type="float">
            <text:p>-1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[.A1532]-[.C1532]"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[.A1533]-[.C1533]" office:value-type="float" office:value="-124" calcext:value-type="float">
            <text:p>-1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[.A1534]-[.C1534]" office:value-type="float" office:value="-125" calcext:value-type="float">
            <text:p>-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A1535]-[.C1535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[.A1536]-[.C1536]" office:value-type="float" office:value="-123" calcext:value-type="float">
            <text:p>-1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A1537]-[.C1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A1538]-[.C1538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[.A1539]-[.C1539]"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[.A1540]-[.C1540]"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[.A1541]-[.C1541]"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[.A1542]-[.C1542]"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[.A1543]-[.C1543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[.A1544]-[.C1544]"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A1545]-[.C1545]"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[.A1546]-[.C1546]"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[.A1547]-[.C1547]" office:value-type="float" office:value="-78" calcext:value-type="float">
            <text:p>-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[.A1548]-[.C1548]" office:value-type="float" office:value="-119" calcext:value-type="float">
            <text:p>-1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[.A1549]-[.C1549]" office:value-type="float" office:value="-76" calcext:value-type="float">
            <text:p>-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[.A1550]-[.C1550]" office:value-type="float" office:value="-77" calcext:value-type="float">
            <text:p>-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[.A1551]-[.C1551]" office:value-type="float" office:value="-82" calcext:value-type="float">
            <text:p>-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[.A1552]-[.C1552]" office:value-type="float" office:value="-75" calcext:value-type="float">
            <text:p>-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[.A1553]-[.C1553]" office:value-type="float" office:value="-80" calcext:value-type="float">
            <text:p>-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[.A1554]-[.C1554]" office:value-type="float" office:value="-81" calcext:value-type="float">
            <text:p>-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[.A1555]-[.C1555]" office:value-type="float" office:value="-118" calcext:value-type="float">
            <text:p>-1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[.A1556]-[.C1556]" office:value-type="float" office:value="-127" calcext:value-type="float">
            <text:p>-1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[.A1557]-[.C1557]" office:value-type="float" office:value="-116" calcext:value-type="float">
            <text:p>-1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[.A1558]-[.C1558]" office:value-type="float" office:value="-117" calcext:value-type="float">
            <text:p>-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[.A1559]-[.C1559]" office:value-type="float" office:value="-122" calcext:value-type="float">
            <text:p>-1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[.A1560]-[.C1560]" office:value-type="float" office:value="-115" calcext:value-type="float">
            <text:p>-1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[.A1561]-[.C1561]" office:value-type="float" office:value="-120" calcext:value-type="float">
            <text:p>-1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[.A1562]-[.C1562]" office:value-type="float" office:value="-121" calcext:value-type="float">
            <text:p>-1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[.A1563]-[.C1563]" office:value-type="float" office:value="-94" calcext:value-type="float">
            <text:p>-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A1564]-[.C1564]"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[.A1565]-[.C1565]" office:value-type="float" office:value="-92" calcext:value-type="float">
            <text:p>-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[.A1566]-[.C1566]" office:value-type="float" office:value="-93" calcext:value-type="float">
            <text:p>-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[.A1567]-[.C1567]" office:value-type="float" office:value="-98" calcext:value-type="float">
            <text:p>-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[.A1568]-[.C1568]" office:value-type="float" office:value="-91" calcext:value-type="float">
            <text:p>-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[.A1569]-[.C1569]" office:value-type="float" office:value="-96" calcext:value-type="float">
            <text:p>-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[.A1570]-[.C1570]" office:value-type="float" office:value="-97" calcext:value-type="float">
            <text:p>-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A1571]-[.C1571]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A1572]-[.C1572]"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A1573]-[.C1573]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A1574]-[.C1574]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A1575]-[.C1575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A1576]-[.C1576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A1577]-[.C1577]"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A1578]-[.C1578]"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[.A1579]-[.C1579]"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[.A1580]-[.C1580]" office:value-type="float" office:value="-87" calcext:value-type="float">
            <text:p>-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[.A1581]-[.C1581]"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[.A1582]-[.C1582]"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A1583]-[.C1583]"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[.A1584]-[.C1584]"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[.A1585]-[.C1585]"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[.A1586]-[.C1586]"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[.A1587]-[.C1587]" office:value-type="float" office:value="-86" calcext:value-type="float">
            <text:p>-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[.A1588]-[.C1588]" office:value-type="float" office:value="-95" calcext:value-type="float">
            <text:p>-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[.A1589]-[.C1589]" office:value-type="float" office:value="-84" calcext:value-type="float">
            <text:p>-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[.A1590]-[.C1590]" office:value-type="float" office:value="-85" calcext:value-type="float">
            <text:p>-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[.A1591]-[.C1591]" office:value-type="float" office:value="-90" calcext:value-type="float">
            <text:p>-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[.A1592]-[.C1592]" office:value-type="float" office:value="-83" calcext:value-type="float">
            <text:p>-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[.A1593]-[.C1593]" office:value-type="float" office:value="-88" calcext:value-type="float">
            <text:p>-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[.A1594]-[.C1594]" office:value-type="float" office:value="-89" calcext:value-type="float">
            <text:p>-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[.A1595]-[.C1595]" office:value-type="float" office:value="-62" calcext:value-type="float">
            <text:p>-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[.A1596]-[.C1596]" office:value-type="float" office:value="-103" calcext:value-type="float">
            <text:p>-1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A1597]-[.C1597]" office:value-type="float" office:value="-60" calcext:value-type="float">
            <text:p>-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[.A1598]-[.C1598]" office:value-type="float" office:value="-61" calcext:value-type="float">
            <text:p>-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[.A1599]-[.C1599]" office:value-type="float" office:value="-66" calcext:value-type="float">
            <text:p>-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[.A1600]-[.C1600]" office:value-type="float" office:value="-59" calcext:value-type="float">
            <text:p>-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[.A1601]-[.C1601]" office:value-type="float" office:value="-64" calcext:value-type="float">
            <text:p>-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[.A1602]-[.C1602]"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[.A1603]-[.C1603]" office:value-type="float" office:value="-102" calcext:value-type="float">
            <text:p>-1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[.A1604]-[.C1604]" office:value-type="float" office:value="-111" calcext:value-type="float">
            <text:p>-1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A1605]-[.C160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[.A1606]-[.C1606]" office:value-type="float" office:value="-101" calcext:value-type="float">
            <text:p>-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[.A1607]-[.C1607]" office:value-type="float" office:value="-106" calcext:value-type="float">
            <text:p>-1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[.A1608]-[.C1608]" office:value-type="float" office:value="-99" calcext:value-type="float">
            <text:p>-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[.A1609]-[.C1609]" office:value-type="float" office:value="-104" calcext:value-type="float">
            <text:p>-1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[.A1610]-[.C1610]" office:value-type="float" office:value="-105" calcext:value-type="float">
            <text:p>-1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A1611]-[.C1611]"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[.A1612]-[.C1612]"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A1613]-[.C1613]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A1614]-[.C1614]"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A1615]-[.C1615]"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A1616]-[.C1616]"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A1617]-[.C1617]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A1618]-[.C1618]"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[.A1619]-[.C1619]"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[.A1620]-[.C1620]" office:value-type="float" office:value="-63" calcext:value-type="float">
            <text:p>-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[.A1621]-[.C1621]"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[.A1622]-[.C1622]"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[.A1623]-[.C1623]" office:value-type="float" office:value="-58" calcext:value-type="float">
            <text:p>-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[.A1624]-[.C1624]"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[.A1625]-[.C1625]"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[.A1626]-[.C1626]" office:value-type="float" office:value="-57" calcext:value-type="float">
            <text:p>-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A1627]-[.C1627]"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[.A1628]-[.C1628]" office:value-type="float" office:value="-71" calcext:value-type="float">
            <text:p>-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A1629]-[.C1629]" office:value-type="float" office:value="-28" calcext:value-type="float">
            <text:p>-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A1630]-[.C1630]" office:value-type="float" office:value="-29" calcext:value-type="float">
            <text:p>-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[.A1631]-[.C1631]"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A1632]-[.C1632]" office:value-type="float" office:value="-27" calcext:value-type="float">
            <text:p>-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A1633]-[.C1633]"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[.A1634]-[.C1634]"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[.A1635]-[.C1635]" office:value-type="float" office:value="-70" calcext:value-type="float">
            <text:p>-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[.A1636]-[.C1636]" office:value-type="float" office:value="-79" calcext:value-type="float">
            <text:p>-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[.A1637]-[.C1637]" office:value-type="float" office:value="-68" calcext:value-type="float">
            <text:p>-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[.A1638]-[.C1638]" office:value-type="float" office:value="-69" calcext:value-type="float">
            <text:p>-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[.A1639]-[.C1639]" office:value-type="float" office:value="-74" calcext:value-type="float">
            <text:p>-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[.A1640]-[.C1640]" office:value-type="float" office:value="-67" calcext:value-type="float">
            <text:p>-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[.A1641]-[.C1641]" office:value-type="float" office:value="-72" calcext:value-type="float">
            <text:p>-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[.A1642]-[.C1642]" office:value-type="float" office:value="-73" calcext:value-type="float">
            <text:p>-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[.A1643]-[.C1643]" office:value-type="float" office:value="-110" calcext:value-type="float">
            <text:p>-1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A1644]-[.C1644]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[.A1645]-[.C1645]" office:value-type="float" office:value="-108" calcext:value-type="float">
            <text:p>-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[.A1646]-[.C1646]" office:value-type="float" office:value="-109" calcext:value-type="float">
            <text:p>-1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[.A1647]-[.C1647]" office:value-type="float" office:value="-114" calcext:value-type="float">
            <text:p>-1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[.A1648]-[.C1648]" office:value-type="float" office:value="-107" calcext:value-type="float">
            <text:p>-1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[.A1649]-[.C1649]" office:value-type="float" office:value="-112" calcext:value-type="float">
            <text:p>-1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[.A1650]-[.C1650]" office:value-type="float" office:value="-113" calcext:value-type="float">
            <text:p>-1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A1651]-[.C1651]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A1652]-[.C1652]"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A1653]-[.C1653]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A1654]-[.C1654]"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A1655]-[.C1655]"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A1656]-[.C1656]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A1657]-[.C1657]" office:value-type="float" office:value="-24" calcext:value-type="float">
            <text:p>-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A1658]-[.C1658]"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[.A1659]-[.C1659]" office:value-type="float" office:value="-126" calcext:value-type="float">
            <text:p>-1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[.A1660]-[.C1660]"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[.A1661]-[.C1661]" office:value-type="float" office:value="-124" calcext:value-type="float">
            <text:p>-1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[.A1662]-[.C1662]" office:value-type="float" office:value="-125" calcext:value-type="float">
            <text:p>-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A1663]-[.C1663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[.A1664]-[.C1664]" office:value-type="float" office:value="-123" calcext:value-type="float">
            <text:p>-1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-00-0000</text:date>, <text:time style:data-style-name="N2" text:time-value="22:42:11.906177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2T23:06:29.352662037</dc:date>
    <meta:editing-duration>PT11M31S</meta:editing-duration>
    <meta:editing-cycles>2</meta:editing-cycles>
    <meta:generator>LibreOffice/6.4.7.2$Linux_X86_64 LibreOffice_project/40$Build-2</meta:generator>
    <meta:document-statistic meta:table-count="1" meta:cell-count="492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lcd_to_esc_b5_decimal_01.C1:lcd_to_esc_b5_decimal_01.C128" svg:x="0.32cm" svg:y="0.18cm" svg:width="12.508cm" svg:height="8.64cm">
          <chartooo:coordinate-region svg:x="0.941cm" svg:y="0.301cm" svg:width="11.65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cd_to_esc_b5_decimal_01.C1:lcd_to_esc_b5_decimal_01.C128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cd_to_esc_b5_decimal_01.C1:lcd_to_esc_b5_decimal_01.C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84cm" svg:height="14.478cm" xlink:href=".." xlink:type="simple" chart:class="chart:line" chart:style-name="ch1">
        <chart:legend chart:legend-position="end" svg:x="23.332cm" svg:y="6.94cm" style:legend-expansion="high" chart:style-name="ch2"/>
        <chart:plot-area chart:style-name="ch3" table:cell-range-address="lcd_to_esc_b5_decimal_01.D1:lcd_to_esc_b5_decimal_01.D1664" svg:x="0.523cm" svg:y="0.289cm" svg:width="22.286cm" svg:height="13.9cm">
          <chartooo:coordinate-region svg:x="1.435cm" svg:y="0.488cm" svg:width="21.374cm" svg:height="13.5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cd_to_esc_b5_decimal_01.D1:lcd_to_esc_b5_decimal_01.D1664" chart:class="chart:line">
            <chart:data-point chart:repeated="16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cd_to_esc_b5_decimal_01.D1:lcd_to_esc_b5_decimal_01.D16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123">
                <text:p>-1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2.728cm" svg:height="9cm" xlink:href=".." xlink:type="simple" chart:class="chart:line" chart:style-name="ch1">
        <chart:legend chart:legend-position="end" svg:x="69.876cm" svg:y="4.201cm" style:legend-expansion="high" chart:style-name="ch2"/>
        <chart:plot-area chart:style-name="ch3" table:cell-range-address="lcd_to_esc_b5_decimal_01.A1:lcd_to_esc_b5_decimal_01.A1458" svg:x="1.454cm" svg:y="0.18cm" svg:width="66.968cm" svg:height="8.64cm">
          <chartooo:coordinate-region svg:x="2.075cm" svg:y="0.18cm" svg:width="66.021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cd_to_esc_b5_decimal_01.A1:lcd_to_esc_b5_decimal_01.A1458" chart:class="chart:line">
            <chart:data-point chart:repeated="14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cd_to_esc_b5_decimal_01.A1:lcd_to_esc_b5_decimal_01.A14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